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1000000000000280000001E04BA66948.png" manifest:media-type=""/>
  <manifest:file-entry manifest:full-path="Pictures/10000000000000200000002000309F1C.png" manifest:media-type="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family="Monaco" style:font-family-generic="modern" style:font-pitch="fixed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family="Monaco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custom-shape draw:style-name="gr1" draw:text-style-name="P2" xml:id="id2" draw:id="id2" draw:layer="layout" svg:width="5.888cm" svg:height="2.844cm" svg:x="11.406cm" svg:y="2.671cm">
          <text:p text:style-name="P1"><text:span text:style-name="T1">Przepływ Optycz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1" draw:id="id1" draw:layer="layout" svg:width="8.36cm" svg:height="6.526cm" svg:x="0.7cm" svg:y="0.799cm">
          <draw:image xlink:href="Pictures/1000000000000280000001E04BA66948.png" xlink:type="simple" xlink:show="embed" xlink:actuate="onLoad">
            <text:p/>
          </draw:image>
        </draw:frame>
        <draw:frame draw:style-name="gr2" draw:text-style-name="P3" xml:id="id3" draw:id="id3" draw:layer="layout" svg:width="8.36cm" svg:height="6.526cm" svg:x="18.84cm" svg:y="0.861cm">
          <draw:image xlink:href="Pictures/1000000000000280000001E04BA66948.png" xlink:type="simple" xlink:show="embed" xlink:actuate="onLoad">
            <text:p/>
          </draw:image>
        </draw:frame>
        <draw:frame draw:style-name="gr3" draw:text-style-name="P3" draw:layer="layout" svg:width="1.887cm" svg:height="0.668cm" svg:x="13.28cm" svg:y="6.14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5.461cm" svg:height="0.745cm" svg:x="20.4cm" svg:y="7.6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8.471cm" svg:height="0.745cm" svg:x="0.7cm" svg:y="7.6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4" draw:text-style-name="P3" draw:layer="layout" draw:type="line" svg:x1="9.06cm" svg:y1="4.062cm" svg:x2="11.406cm" svg:y2="4.093cm" draw:start-shape="id1" draw:start-glue-point="1" draw:end-shape="id2" draw:end-glue-point="3" svg:d="m9060 4062 2346 31" svg:viewBox="0 0 2347 32">
          <text:p/>
        </draw:connector>
        <draw:connector draw:style-name="gr4" draw:text-style-name="P3" draw:layer="layout" draw:type="line" svg:x1="17.294cm" svg:y1="4.093cm" svg:x2="18.84cm" svg:y2="4.124cm" draw:start-shape="id2" draw:start-glue-point="1" draw:end-shape="id3" svg:d="m17294 4093 1546 31" svg:viewBox="0 0 1547 32">
          <text:p/>
        </draw:connector>
        <draw:custom-shape draw:style-name="gr5" draw:text-style-name="P4" draw:layer="layout" svg:width="0.268cm" svg:height="0.258cm" svg:x="4.981cm" svg:y="3.4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68cm" svg:height="0.258cm" svg:x="4.18cm" svg:y="2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267cm" svg:height="0.26cm" svg:x="4.714cm" svg:y="2.6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415cm" svg:height="0.148cm" draw:transform="skewX (-0.0202458193231343) rotate (0.756774763664741) translate (22.988cm 2.74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267cm" svg:height="0.26cm" svg:x="22.918cm" svg:y="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78cm" svg:height="0.15cm" draw:transform="rotate (1.44146742922212) translate (23.239cm 3.6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267cm" svg:height="0.258cm" svg:x="23.185cm" svg:y="3.4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732cm" svg:height="0.149cm" draw:transform="skewX (-0.0200712863979348) rotate (1.20480078265169) translate (22.421cm 3.02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268cm" svg:height="0.258cm" svg:x="22.381cm" svg:y="2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255cm" svg:height="0.232cm" svg:x="4.994cm" svg:y="3.44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255cm" svg:height="0.234cm" svg:x="4.728cm" svg:y="2.6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0.255cm" svg:height="0.232cm" svg:x="4.192cm" svg:y="2.93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227cm" svg:height="0.193cm" svg:x="23.222cm" svg:y="3.47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0.227cm" svg:height="0.234cm" svg:x="22.957cm" svg:y="2.6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0.228cm" svg:height="0.232cm" svg:x="22.421cm" svg:y="2.93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marker-end="Arrow" draw:marker-end-width="0.1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30T15:54:10</meta:creation-date>
    <dc:date>2013-04-30T16:31:22</dc:date>
    <meta:editing-duration>PT9M29S</meta:editing-duration>
    <meta:editing-cycles>2</meta:editing-cycles>
    <meta:generator>LibreOffice/4.0.2.2$Linux_X86_64 LibreOffice_project/400m0$Build-2</meta:generator>
    <meta:document-statistic meta:object-count="46"/>
  </office:meta>
</office:document-meta>
</file>

<file path=Object 1/content.xml><?xml version="1.0" encoding="utf-8"?>
<math xmlns="http://www.w3.org/1998/Math/MathML">
  <semantics>
    <mrow>
      <mi>I</mi>
      <mrow>
        <mo stretchy="false">(</mo>
        <mrow>
          <mrow>
            <mi>t</mi>
            <mo stretchy="false">+</mo>
            <mn>1</mn>
          </mrow>
        </mrow>
        <mo stretchy="false">)</mo>
      </mrow>
    </mrow>
    <annotation encoding="StarMath 5.0">I(t + 1)</annotation>
  </semantics>
</math>
</file>

<file path=Object 2/content.xml><?xml version="1.0" encoding="utf-8"?>
<math xmlns="http://www.w3.org/1998/Math/MathML">
  <semantics>
    <mrow>
      <mi mathvariant="italic">Wektory</mi>
      <mi mathvariant="italic">prędkości</mi>
      <mo stretchy="false">{</mo>
      <mover accent="true">
        <msub>
          <mi>v</mi>
          <mi>i</mi>
        </msub>
        <mo stretchy="false">⃗</mo>
      </mover>
      <mo stretchy="false">}</mo>
    </mrow>
    <annotation encoding="StarMath 5.0">Wektory prędkości \{ vec v_i \}</annotation>
  </semantics>
</math>
</file>

<file path=Object 3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  <mi>,</mi>
      <mi mathvariant="italic">punkty</mi>
      <mi mathvariant="italic">charakterystyczne</mi>
      <mi mathvariant="normal">:</mi>
      <mo stretchy="false">{</mo>
      <msub>
        <mi>p</mi>
        <mi>i</mi>
      </msub>
      <mo stretchy="false">}</mo>
    </mrow>
    <annotation encoding="StarMath 5.0">I(t), punkty charakterystyczne: \{ p_i \}</annotation>
  </semantics>
</math>
</file>

<file path=Object 4/content.xml><?xml version="1.0" encoding="utf-8"?>
<math xmlns="http://www.w3.org/1998/Math/MathML">
  <semantics>
    <mrow>
      <msub>
        <mi>p</mi>
        <mn>1</mn>
      </msub>
    </mrow>
    <annotation encoding="StarMath 5.0">p_1</annotation>
  </semantics>
</math>
</file>

<file path=Object 5/content.xml><?xml version="1.0" encoding="utf-8"?>
<math xmlns="http://www.w3.org/1998/Math/MathML">
  <semantics>
    <mrow>
      <msub>
        <mi>p</mi>
        <mn>3</mn>
      </msub>
    </mrow>
    <annotation encoding="StarMath 5.0">p_3</annotation>
  </semantics>
</math>
</file>

<file path=Object 6/content.xml><?xml version="1.0" encoding="utf-8"?>
<math xmlns="http://www.w3.org/1998/Math/MathML">
  <semantics>
    <mrow>
      <msub>
        <mi>p</mi>
        <mn>2</mn>
      </msub>
    </mrow>
    <annotation encoding="StarMath 5.0">p_2</annotation>
  </semantics>
</math>
</file>

<file path=Object 7/content.xml><?xml version="1.0" encoding="utf-8"?>
<math xmlns="http://www.w3.org/1998/Math/MathML">
  <semantics>
    <mrow>
      <mover accent="true">
        <msub>
          <mi>v</mi>
          <mn>1</mn>
        </msub>
        <mo stretchy="false">⃗</mo>
      </mover>
    </mrow>
    <annotation encoding="StarMath 5.0">vec v_1</annotation>
  </semantics>
</math>
</file>

<file path=Object 8/content.xml><?xml version="1.0" encoding="utf-8"?>
<math xmlns="http://www.w3.org/1998/Math/MathML">
  <semantics>
    <mrow>
      <mover accent="true">
        <msub>
          <mi>v</mi>
          <mn>3</mn>
        </msub>
        <mo stretchy="false">⃗</mo>
      </mover>
    </mrow>
    <annotation encoding="StarMath 5.0">vec v_3</annotation>
  </semantics>
</math>
</file>

<file path=Object 9/content.xml><?xml version="1.0" encoding="utf-8"?>
<math xmlns="http://www.w3.org/1998/Math/MathML">
  <semantics>
    <mrow>
      <mover accent="true">
        <msub>
          <mi>v</mi>
          <mn>2</mn>
        </msub>
        <mo stretchy="false">⃗</mo>
      </mover>
    </mrow>
    <annotation encoding="StarMath 5.0">vec v_2</annotation>
  </semantics>
</math>
</file>